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1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none"/>
    </style:style>
    <style:style style:name="T6" style:family="text">
      <style:text-properties style:text-line-through-style="solid" style:font-name="Times New Roman" style:text-underline-style="none"/>
    </style:style>
    <style:style style:name="T7" style:family="text">
      <style:text-properties style:text-line-through-style="none" style:font-name="Times New Roman" style:text-underline-style="none"/>
    </style:style>
    <style:style style:name="T8" style:family="text">
      <style:text-properties style:text-line-through-style="none" style:font-name="Times New Roman1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Religious education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7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, beginning with pg. 1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Mickve Israel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6">S. MORAIS,/</text:p>
      <text:p text:style-name="P6">546 N. FIFTH STREET,/</text:p>
      <text:p text:style-name="P6">PHILADELPHIA, PA./</text:p>
      <text:p text:style-name="P6"/>
      <text:p text:style-name="P6">[Front Cover]</text:p>
      <text:p text:style-name="P6"/>
      <text:p text:style-name="P6">For Sabbath Bereshith/</text:p>
      <text:p text:style-name="P6"/>
      <text:p text:style-name="P6">[Page 1]</text:p>
      <text:p text:style-name="P6">The holidays have just ended. <text:s/>A sense of Duty[sic!] and an eager/ wish to be of some use, suggest to my mind the/ propriety of saying a few words in relation to the/ sacred work, which the Congregation <text:span text:style-name="T2">Mickv</text:span><text:span text:style-name="T3">è</text:span><text:span text:style-name="T4"> Israel</text:span><text:span text:style-name="T5"> pur-/-poses[sic!] to accomplish. <text:s/>Its Sunday School, being/ comparatively small in the number of students, ought/ to give evidences of a progress not </text:span><text:span text:style-name="T6">so</text:span><text:span text:style-name="T5"> as easily attain-/-able where very many receive instruction simultaneously./</text:span></text:p>
      <text:p text:style-name="P6"><text:span text:style-name="T5"><text:tab/>In one of my visits to a kindred instilation[sic!], I learnt[sic!]/ with satisfaction that the old system of </text:span><text:span text:style-name="T6">committing</text:span><text:span text:style-name="T5"> compelling </text:span><text:span text:style-name="T6">to</text:span><text:span text:style-name="T5">/ to memory</text:span><text:span text:style-name="T6">ize</text:span><text:span text:style-name="T7"> questions and answers from a catechism,/ had virtually been abandoned there. <text:s/>A wise </text:span><text:span text:style-name="T6">determin-</text:span><text:span text:style-name="T7"> measure/</text:span><text:span text:style-name="T6">-nation</text:span><text:span text:style-name="T7"> I consider that, because the receptive mind of/ a child will imbibe lessons when imparted orally by a teacher, who/ is alive in the </text:span><text:soft-page-break/><text:span text:style-name="T7">performance of a holy task, whereas/ the printed lines of a book may fail to create an/ impression. <text:s/>But I have said it; the teacher/ must be alive, and in order to feel in that wakeful/ condition, preparations are necessary. <text:s/>Not/ by way of dictation, but as a brotherly and friendly recom-/-mendation I would ask of all who have assumed the/ charge of familiarizing our children with the history of/</text:span></text:p>
      <text:p text:style-name="P6"><text:span text:style-name="T7"/></text:p>
      <text:p text:style-name="P6"><text:span text:style-name="T7">[Page 2]</text:span></text:p>
      <text:p text:style-name="P6"><text:span text:style-name="T7">the Hebrew Bible, to study what is most fit to/ be taught and </text:span><text:span text:style-name="T6">learn</text:span><text:span text:style-name="T7"> practice how to teach it. <text:s/>The earliest/ impressions are the most lasting; the instruction given/ should therefore aim to produce that effect. <text:s/>Ac-/-cordingly, instead of dwelling on such events as have/ no immediate connection with the history of our people,/ the narrative of incidents </text:span><text:span text:style-name="T6">events</text:span><text:span text:style-name="T7"> that present in a clear light the character of/ patriarchs, of priests and prophets ought to enchain/ the attention of the young scholars. <text:s/>Without/ extenuating faults </text:span><text:span text:style-name="T6">to be detected in</text:span><text:span text:style-name="T7"> from which the best of men are not free,/ our objective point should be to inspire love and ad-/-miration for whatever is loveable and admirable in/ the life of our predecessors. <text:s/>Our christian neigh-/-bours pride themselves on the alleged self sacrifice/ of a mystic being whom they set forth as the </text:span><text:span text:style-name="T6">embodiment</text:span><text:span text:style-name="T7"> incarnation/ of perfection. <text:s/>We, who reject the idea of deifying the living/ or the dead, must prove to our children that we/ can cite in our ancestry virtues not </text:span><text:span text:style-name="T6">un</text:span><text:span text:style-name="T7">surpassed. <text:s/>The/ experience which long years of study may have afforded/ me, shall always be at the disposal of teachers who/ are willing to avail themselves thereof./</text:span></text:p>
      <text:p text:style-name="P6"><text:span text:style-name="T7"><text:tab/>The Hebrew School of the Mickv</text:span><text:span text:style-name="T8">é</text:span><text:span text:style-name="T7"> Israel congregation,/ will still command my unfailing assistance. <text:s/>Would/ that </text:span><text:span text:style-name="T6">all</text:span><text:span text:style-name="T7"> my efforts and those of others to enlarge its usefulness met with all the/</text:span></text:p>
      <text:p text:style-name="P6"><text:span text:style-name="T7"/></text:p>
      <text:p text:style-name="P6"><text:span text:style-name="T7">[Page 3]</text:span></text:p>
      <text:p text:style-name="P6"><text:span text:style-name="T7">encouragement deserved! <text:s/>Parents who contribute to/ the support of this religious body owe it to consistency,/ at least, to offer their offspring the opportunity of/ becoming acquainted with the reading, translation and/ </text:span><text:span text:style-name="T6">chanting</text:span><text:span text:style-name="T7"> melodies of </text:span><text:span text:style-name="T6">our</text:span><text:span text:style-name="T7"> the ritual, followed in our Synagogue./ <text:s/>Unless possessed of the means of </text:span><text:span text:style-name="T6">attaining that object</text:span><text:span text:style-name="T7"> gaining the same point/ by private tuition, they should not </text:span><text:span text:style-name="T6">deny</text:span><text:span text:style-name="T7"> deprive their/ children of the merit of participating intelligently/ and heartily in the service tendered to the God of/ Israel in these holy courts. <text:s/>Gladly indeed,/ as I would endeavour to extend the teaching to Holy/ Writ in the original from beginning to end, I realize/ the difficulty which </text:span><text:span text:style-name="T6">a</text:span><text:span text:style-name="T7"> the very limited time allotted to the instruction places/ against the attainment of that object. <text:s/>But the/ </text:span><text:span text:style-name="T6">usual</text:span><text:span text:style-name="T7"> ordinary prayers ought to be household words, not simply/ in the recital, but in the appreciative comprehension/ of them by our youthful fellow-congregants. <text:s/>Fathers/ and mothers should recognize that truth and act accord-/-ingly, to ward off the danger which like the sword of Damocles hangs over my head; the danger of a radical change in/ the language of our liturgy and of another break in Jewish/ unity and solidarity. <text:s/>In my mind, the voices of our little ones raised/ aloud, when the scroll of the Law is taken out of the Ark,/</text:span></text:p>
      <text:p text:style-name="P6"><text:span text:style-name="T7"/></text:p>
      <text:p text:style-name="P6"><text:span text:style-name="T7">[Page 4]</text:span></text:p>
      <text:p text:style-name="P6"><text:span text:style-name="T7">and when again enshrined therein, are an offering of sweet in-/-cense to the Lord. <text:s/>I am anxious that the same voices/ be heard harmoniously throughout. <text:s/>To reach that/ goal I shall act diligently in conjunction with colleagues,/ but the attendance at the school must increase </text:span><text:span text:style-name="T6">very</text:span><text:span text:style-name="T7"> and the teach-/-ing facilities increase proportionately </text:span><text:span text:style-name="T6">greatly</text:span><text:span text:style-name="T7">. <text:s/>I </text:span><text:span text:style-name="T6">regret</text:span><text:span text:style-name="T7"> am glad that a fear I entertained has been removed. <text:s/>I labored under the apprehension that the plan of the/ "Mickv</text:span><text:span text:style-name="T8">é</text:span><text:span text:style-name="T7"> Israel Association" to </text:span><text:span text:style-name="T6">facilitate</text:span><text:span text:style-name="T7"> promote the cultivation/ of the Hebrew language was ineffective and had therefore been relinquished. <text:s/>I do not/ know the system which had been adopted to </text:span><text:span text:style-name="T6">promote</text:span><text:span text:style-name="T7"> further the desirable </text:span><text:span text:style-name="T6">object</text:span><text:span text:style-name="T7"> end but the/ simple circumstance that some of my sisters in faith evinced/ </text:span><text:span text:style-name="T6">simple</text:span><text:span text:style-name="T7"> interest in that branch of learning, was to me a rainbow/ of promise. <text:s/>Let the women of Israel show that the/ study of Hebrew is a duty; that it surpasses by far/ in importance some of the accomplishments which/ modern society exacts; let them assign to it a front rank,/ let them make it an ideal and you may rely on/ results wholesome and general. <text:s/>I rejoice that efforts to that effect will be resumed. <text:s/>Had I not con-/-sented to serve the Association in a </text:span><text:soft-page-break/><text:span text:style-name="T7">manner which ap-/-pears more acceptable to it and in the pursuit of/ which I devoted a number of sessions during two con-/secutive terms, I might </text:span><text:span text:style-name="T6">undertake to receive by</text:span><text:span text:style-name="T7"> have pledged my/ personal exertions </text:span><text:span text:style-name="T6">what has suffered decay</text:span><text:span text:style-name="T7"> on behalf of Hebrew learning./ <text:s/>But I dare not venture to jeopardize my usefulness/ in other directions, which claim my time and thoughts,/</text:span></text:p>
      <text:p text:style-name="P6"><text:span text:style-name="T7"/></text:p>
      <text:p text:style-name="P6"><text:span text:style-name="T7">[Page 5]</text:span></text:p>
      <text:p text:style-name="P6"><text:span text:style-name="T7">by widening still now the sphere of my literary la-/-bours. <text:s/>I commend the cause of the Hebrew lan-/-guage, which involves that of a consistent permanence/ of this Congregation, to the mothers and daughters/ born in my faith, who worship </text:span><text:span text:style-name="T6">in our</text:span><text:span text:style-name="T7"> with me in this minor sanc-/-tuary. <text:s/>Praised be </text:span><text:span text:style-name="T6">Bet</text:span><text:span text:style-name="T7"> the Lord </text:span><text:span text:style-name="T6">who</text:span><text:span text:style-name="T7">. <text:s/>He saw that/ this "Hope of Israel"--the pioneer of Jewish learning in Phi-/-ladelphia--wished to live up to the name it bears and/ carry on improvingly the righteous work once begun,/ </text:span><text:span text:style-name="T6">and not altogether relinquished, the</text:span><text:span text:style-name="T7"> our Beneficent God before whose vision the future is ever present, miraculously/ led to hand in the act of penning a last will and/ testament. <text:s/>In the language of Isaiah we may ex-/-claim [Hebrew]/ "This also proceeded from the Lord of Hasts[?], wonderful/ in counsel, excellent in wisdom". <text:s/>The veteran treasur-/-er of this venerable religious body, possibly </text:span><text:span text:style-name="T6">did not</text:span><text:span text:style-name="T7">/ imagined that the remote contingent upon which his bequest/ in our trust depended </text:span><text:span text:style-name="T6">could</text:span><text:span text:style-name="T7"> was unlikely to occur, but it did happen to/ the elevation of a learning most valuable, </text:span><text:span text:style-name="T6">and a to</text:span><text:span text:style-name="T7"> the lasting/ </text:span><text:span text:style-name="T6">honor to</text:span><text:span text:style-name="T7"> reputation of the giver and the honor of the trustworthy recipients. <text:s/>You/ have read the resolutions: "The Gratz college shall be/ devoted to the dissemination of the knowledge of Jewish/ history, of the Hebrew language, of Jewish literature and/ the Jewish religion."/</text:span></text:p>
      <text:p text:style-name="P6"><text:span text:style-name="T7"/></text:p>
      <text:p text:style-name="P6"><text:span text:style-name="T7">[Page 6]</text:span></text:p>
      <text:p text:style-name="P6"><text:span text:style-name="T7">"Jewish history". <text:s/>What an immensely vast field for culti-/-vation, and that to be a field not open to a privileged few, but/ accessible to all youths, the coheirs of that history. <text:s/>Unfolded/ </text:span><text:span text:style-name="T6">to</text:span><text:span text:style-name="T7"> before their minds will be our exaltation and humiliation, our/ victories and our trials. <text:s/>They all will learn to heroism of princi-/-ples, the martyrdom, </text:span><text:span text:style-name="T6">for attending cherished</text:span><text:span text:style-name="T7"> which </text:span><text:span text:style-name="T6">to</text:span><text:span text:style-name="T7"> sanctified ideals, the </text:span><text:span text:style-name="T6">sanctification</text:span><text:span text:style-name="T7"> hallowing of faith./ <text:s/>In that study </text:span><text:span text:style-name="T6">they</text:span><text:span text:style-name="T7"> our youths will acquire the ability, so essentially/ needed, of imparting in their turn to others with a full mastery of the/ subject, the knowledge of the checkered annals of Israel./</text:span></text:p>
      <text:p text:style-name="P6"><text:span text:style-name="T7">"The Hebrew language." <text:s/>The recalling of Sinai and Zion; of/ Moses [Hebrew] "the chief of prophets", of Isaiah/ who could </text:span><text:span text:style-name="T6">well</text:span><text:span text:style-name="T7"> rightly boast" [Hebrew] "The Lord God/ has given me a fluent tongue that I should know how to sustain with words him that so weary" the Hebrew language, a poetry/ that thrills to ecstasy, a rhythm that charms, a pathos/ that affects to tears. <text:s/>It is the heart, overflowing with/ natural emotions that speaks, it is sincerity that chides/ and approves in accents which inspiration dictates./</text:span></text:p>
      <text:p text:style-name="P6"><text:span text:style-name="T7">"Jewish literature". <text:s/>Have you seen the ocean surging up</text:span><text:span text:style-name="T6">?</text:span><text:span text:style-name="T7">/ </text:span><text:span text:style-name="T6">over</text:span><text:span text:style-name="T7"> waves overtower waves, compare to it the literature of/ your people. <text:s/>The Talmud alone has been likened to a/ bottomless sea, and that is but a fragment of the learning,/ which the thousands of years of our existence has produced./</text:span></text:p>
      <text:p text:style-name="P6"><text:span text:style-name="T7"/></text:p>
      <text:p text:style-name="P6"><text:span text:style-name="T7">[Page 7]</text:span></text:p>
      <text:p text:style-name="P6"><text:span text:style-name="T7">"The Jewish religion" <text:s/>Reason illumined by Revelation, a spi-/-ritual relationship between God of Justice and the undying/ witnesses of His righteousness; memorials of an unparalleled/ past, promises of a glorious future. <text:s/>Will the acquisition/ of all that learning </text:span><text:span text:style-name="T6">constitute</text:span><text:span text:style-name="T7"> flow directly from the Gratz/ college? <text:s/>If it shall accomplish but a portion of/ that very far reaching undertaking, this "Hope of Israel"/ will redeem its name so luminously, as to compel a/ universal acknowledgment of noble deeds it will have </text:span><text:span text:style-name="T6">has</text:span><text:span text:style-name="T7"> wrought./ <text:s/>May the discernment of those to whom the charge of/ placing the institution on solid foundations has been com-/-mitted, overcome the difficulties which the selection of pre-/-ceptors will present. <text:s/>May God be with them and decree/ for the college unlimited success./</text:span></text:p>
      <text:p text:style-name="P6"><text:span text:style-name="T7"/></text:p>
      <text:p text:style-name="P6"><text:span text:style-name="T7">(an address to a Bar Mitzvah followed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02T13:25:05.15</meta:creation-date>
    <meta:document-statistic meta:table-count="0" meta:image-count="0" meta:object-count="0" meta:page-count="4" meta:paragraph-count="85" meta:word-count="1716" meta:character-count="10702"/>
    <dc:date>2012-04-02T14:41:37.11</dc:date>
    <dc:creator>Penn Libraries</dc:creator>
    <meta:editing-duration>PT00H02M45S</meta:editing-duration>
    <meta:editing-cycles>1</meta:editing-cycles>
    <meta:generator>OpenOffice.org/3.2$Win32 OpenOffice.org_project/320m12$Build-9483</meta:generator>
  </office:meta>
</office:document-meta>
</file>